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4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1cm" fo:min-width="4.0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4.4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4.96cm"/>
    </style:style>
    <style:style style:name="gr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3cm" fo:min-width="0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fo:min-height="1.6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19cm" svg:height="1.368cm" svg:x="10.097cm" svg:y="1.924cm">
          <text:p text:style-name="P1"><text:span text:style-name="T1">ddi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282cm" svg:y1="3.292cm" svg:x2="6.408cm" svg:y2="6.423cm">
          <text:p/>
        </draw:line>
        <draw:line draw:style-name="gr2" draw:text-style-name="P2" draw:layer="layout" svg:x1="11.314cm" svg:y1="3.323cm" svg:x2="29.885cm" svg:y2="6.159cm">
          <text:p/>
        </draw:line>
        <draw:custom-shape draw:style-name="gr3" draw:text-style-name="P1" draw:layer="layout" svg:width="4.751cm" svg:height="1.337cm" svg:x="2.948cm" svg:y="6.452cm">
          <text:p text:style-name="P1"><text:span text:style-name="T1">2009040720125535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74cm" svg:height="1.337cm" svg:x="27.551cm" svg:y="6.31cm">
          <text:p text:style-name="P1"><text:span text:style-name="T1">20080918194353069</text:span></text:p>
          <draw:enhanced-geometry svg:viewBox="0 0 21600 21600" draw:type="rectangle" draw:enhanced-path="M 0 0 L 21600 0 21600 21600 0 21600 0 0 Z N"/>
        </draw:custom-shape>
        <draw:frame draw:style-name="gr4" draw:layer="layout" svg:width="1.137cm" svg:height="0.962cm" svg:x="9.699cm" svg:y="6.721cm">
          <draw:text-box>
            <text:p>…</text:p>
          </draw:text-box>
        </draw:frame>
        <draw:frame draw:style-name="gr4" draw:layer="layout" svg:width="1.137cm" svg:height="0.962cm" svg:x="19.353cm" svg:y="6.705cm">
          <draw:text-box>
            <text:p>…</text:p>
          </draw:text-box>
        </draw:frame>
        <draw:line draw:style-name="gr2" draw:text-style-name="P2" draw:layer="layout" svg:x1="4.434cm" svg:y1="7.803cm" svg:x2="2.341cm" svg:y2="10.477cm">
          <text:p/>
        </draw:line>
        <draw:custom-shape draw:style-name="gr3" draw:text-style-name="P1" draw:layer="layout" svg:width="4.923cm" svg:height="1.337cm" svg:x="1cm" svg:y="10.48cm">
          <text:p text:style-name="P1"><text:span text:style-name="T1">2009040720125535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66cm" svg:y1="7.803cm" svg:x2="12.882cm" svg:y2="10.367cm">
          <text:p/>
        </draw:line>
        <draw:custom-shape draw:style-name="gr3" draw:text-style-name="P1" draw:layer="layout" svg:width="3.096cm" svg:height="1.337cm" svg:x="10.78cm" svg:y="10.466cm">
          <text:p text:style-name="P1"><text:span text:style-name="T1">OUTPUT_DI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98cm" svg:height="1.337cm" svg:x="20.762cm" svg:y="10.377cm">
          <text:p text:style-name="P1"><text:span text:style-name="T1">20090407201255351_GMT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599cm" svg:height="1.275cm" svg:x="1.263cm" svg:y="11.932cm">
          <draw:text-box>
            <text:p text:style-name="P3"><text:span text:style-name="T2">(contains RTZ waveform </text:span></text:p>
            <text:p text:style-name="P3"><text:span text:style-name="T2">and weight files) </text:span></text:p>
          </draw:text-box>
        </draw:frame>
        <draw:frame draw:style-name="gr6" draw:text-style-name="P3" draw:layer="layout" svg:width="6.031cm" svg:height="0.763cm" svg:x="10.87cm" svg:y="11.98cm">
          <draw:text-box>
            <text:p text:style-name="P3"><text:span text:style-name="T2">(contains CAP output files) </text:span></text:p>
          </draw:text-box>
        </draw:frame>
        <draw:frame draw:style-name="gr7" draw:text-style-name="P3" draw:layer="layout" svg:width="6.7cm" svg:height="1.275cm" svg:x="20.912cm" svg:y="11.881cm">
          <draw:text-box>
            <text:p text:style-name="P3"><text:span text:style-name="T2">(contains input and output files for GMT plotting) </text:span></text:p>
          </draw:text-box>
        </draw:frame>
        <draw:line draw:style-name="gr2" draw:text-style-name="P2" draw:layer="layout" svg:x1="4.591cm" svg:y1="7.821cm" svg:x2="32.644cm" svg:y2="10.506cm">
          <text:p/>
        </draw:line>
        <draw:frame draw:style-name="gr8" draw:layer="layout" svg:width="2.894cm" svg:height="0.962cm" svg:x="31.567cm" svg:y="10.479cm">
          <draw:text-box>
            <text:p>inp_cmd</text:p>
          </draw:text-box>
        </draw:frame>
        <draw:line draw:style-name="gr2" draw:text-style-name="P2" draw:layer="layout" svg:x1="1.322cm" svg:y1="11.867cm" svg:x2="1.361cm" svg:y2="19.105cm">
          <text:p/>
        </draw:line>
        <draw:line draw:style-name="gr2" draw:text-style-name="P2" draw:layer="layout" svg:x1="1.339cm" svg:y1="14.18cm" svg:x2="2.312cm" svg:y2="14.18cm">
          <text:p/>
        </draw:line>
        <draw:line draw:style-name="gr2" draw:text-style-name="P2" draw:layer="layout" svg:x1="1.34cm" svg:y1="14.98cm" svg:x2="2.313cm" svg:y2="14.98cm">
          <text:p/>
        </draw:line>
        <draw:line draw:style-name="gr2" draw:text-style-name="P2" draw:layer="layout" svg:x1="1.34cm" svg:y1="15.88cm" svg:x2="2.313cm" svg:y2="15.88cm">
          <text:p/>
        </draw:line>
        <draw:frame draw:style-name="gr9" draw:text-style-name="P4" draw:layer="layout" svg:width="3.074cm" svg:height="0.725cm" svg:x="2.501cm" svg:y="13.885cm">
          <draw:text-box>
            <text:p text:style-name="P4"><text:span text:style-name="T3">PPLA_AK.r</text:span></text:p>
          </draw:text-box>
        </draw:frame>
        <draw:frame draw:style-name="gr9" draw:text-style-name="P4" draw:layer="layout" svg:width="3.074cm" svg:height="0.725cm" svg:x="2.501cm" svg:y="14.686cm">
          <draw:text-box>
            <text:p text:style-name="P4"><text:span text:style-name="T3">PPLA_AK.t</text:span></text:p>
          </draw:text-box>
        </draw:frame>
        <draw:frame draw:style-name="gr9" draw:text-style-name="P4" draw:layer="layout" svg:width="3.074cm" svg:height="0.725cm" svg:x="2.501cm" svg:y="15.586cm">
          <draw:text-box>
            <text:p text:style-name="P4"><text:span text:style-name="T3">PPLA_AK.z</text:span></text:p>
          </draw:text-box>
        </draw:frame>
        <draw:frame draw:style-name="gr9" draw:text-style-name="P4" draw:layer="layout" svg:width="3.074cm" svg:height="0.725cm" svg:x="2.501cm" svg:y="18.587cm">
          <draw:text-box>
            <text:p text:style-name="P4"><text:span text:style-name="T3">weight.dat</text:span></text:p>
          </draw:text-box>
        </draw:frame>
        <draw:line draw:style-name="gr2" draw:text-style-name="P2" draw:layer="layout" svg:x1="1.341cm" svg:y1="18.98cm" svg:x2="2.314cm" svg:y2="18.98cm">
          <text:p/>
        </draw:line>
        <draw:line draw:style-name="gr2" draw:text-style-name="P2" draw:layer="layout" svg:x1="4.592cm" svg:y1="7.822cm" svg:x2="22.555cm" svg:y2="10.323cm">
          <text:p/>
        </draw:line>
        <draw:frame draw:style-name="gr6" draw:text-style-name="P3" draw:layer="layout" svg:width="5.292cm" svg:height="0.763cm" svg:x="30.912cm" svg:y="11.647cm">
          <draw:text-box>
            <text:p text:style-name="P3"><text:span text:style-name="T2">(CAP input command) </text:span></text:p>
          </draw:text-box>
        </draw:frame>
        <draw:line draw:style-name="gr2" draw:text-style-name="P2" draw:layer="layout" svg:x1="10.923cm" svg:y1="11.867cm" svg:x2="10.974cm" svg:y2="18.087cm">
          <text:p/>
        </draw:line>
        <draw:frame draw:style-name="gr10" draw:text-style-name="P4" draw:layer="layout" svg:width="8.57cm" svg:height="0.963cm" svg:x="11.912cm" svg:y="13.755cm">
          <draw:text-box>
            <text:p text:style-name="P4"><text:span text:style-name="T3">20090407201255351_scak_015_beach.ps</text:span></text:p>
          </draw:text-box>
        </draw:frame>
        <draw:line draw:style-name="gr2" draw:text-style-name="P2" draw:layer="layout" svg:x1="10.969cm" svg:y1="14.05cm" svg:x2="11.942cm" svg:y2="14.05cm">
          <text:p/>
        </draw:line>
        <draw:frame draw:style-name="gr10" draw:text-style-name="P4" draw:layer="layout" svg:width="8.57cm" svg:height="0.963cm" svg:x="11.912cm" svg:y="14.556cm">
          <draw:text-box>
            <text:p text:style-name="P4"><text:span text:style-name="T3">20090407201255351_scak_015.ps</text:span></text:p>
          </draw:text-box>
        </draw:frame>
        <draw:frame draw:style-name="gr10" draw:text-style-name="P4" draw:layer="layout" svg:width="8.57cm" svg:height="0.963cm" svg:x="11.912cm" svg:y="15.356cm">
          <draw:text-box>
            <text:p text:style-name="P4"><text:span text:style-name="T3">20090407201255351_scak_015.out</text:span></text:p>
          </draw:text-box>
        </draw:frame>
        <draw:line draw:style-name="gr2" draw:text-style-name="P2" draw:layer="layout" svg:x1="10.97cm" svg:y1="14.85cm" svg:x2="11.943cm" svg:y2="14.85cm">
          <text:p/>
        </draw:line>
        <draw:line draw:style-name="gr2" draw:text-style-name="P2" draw:layer="layout" svg:x1="10.97cm" svg:y1="15.65cm" svg:x2="11.943cm" svg:y2="15.65cm">
          <text:p/>
        </draw:line>
        <draw:line draw:style-name="gr2" draw:text-style-name="P2" draw:layer="layout" svg:x1="10.97cm" svg:y1="17.95cm" svg:x2="11.943cm" svg:y2="17.95cm">
          <text:p/>
        </draw:line>
        <draw:frame draw:style-name="gr10" draw:text-style-name="P4" draw:layer="layout" svg:width="2.909cm" svg:height="0.963cm" svg:x="12.012cm" svg:y="17.657cm">
          <draw:text-box>
            <text:p text:style-name="P4"><text:span text:style-name="T3">Binary files</text:span></text:p>
          </draw:text-box>
        </draw:frame>
        <draw:line draw:style-name="gr2" draw:text-style-name="P2" draw:layer="layout" svg:x1="21.024cm" svg:y1="11.867cm" svg:x2="21.08cm" svg:y2="16.049cm">
          <text:p/>
        </draw:line>
        <draw:line draw:style-name="gr2" draw:text-style-name="P2" draw:layer="layout" svg:x1="21.07cm" svg:y1="14.05cm" svg:x2="22.043cm" svg:y2="14.05cm">
          <text:p/>
        </draw:line>
        <draw:frame draw:style-name="gr10" draw:text-style-name="P4" draw:layer="layout" svg:width="6.781cm" svg:height="1.199cm" svg:x="22.367cm" svg:y="13.754cm">
          <draw:text-box>
            <text:p text:style-name="P4"><text:span text:style-name="T3">GMT input files (*.dat)</text:span></text:p>
            <text:p text:style-name="P4"><text:span text:style-name="T3">- generated by MATLAB scripts</text:span></text:p>
          </draw:text-box>
        </draw:frame>
        <draw:frame draw:style-name="gr10" draw:text-style-name="P4" draw:layer="layout" svg:width="8.037cm" svg:height="1.673cm" svg:x="22.368cm" svg:y="15.655cm">
          <draw:text-box>
            <text:p text:style-name="P4"><text:span text:style-name="T3">GMT output <text:s/>files (20090407201255351_L1_M111.ps)</text:span></text:p>
            <text:p text:style-name="P4"><text:span text:style-name="T3">- generated by CAP_summary_plot.pl </text:span></text:p>
          </draw:text-box>
        </draw:frame>
        <draw:line draw:style-name="gr2" draw:text-style-name="P2" draw:layer="layout" svg:x1="21.071cm" svg:y1="15.95cm" svg:x2="22.044cm" svg:y2="15.95cm">
          <text:p/>
        </draw:line>
        <draw:frame draw:style-name="gr4" draw:layer="layout" svg:width="1.137cm" svg:height="0.962cm" svg:x="14.554cm" svg:y="6.705cm">
          <draw:text-box>
            <text:p>…</text:p>
          </draw:text-box>
        </draw:frame>
        <draw:frame draw:style-name="gr11" draw:layer="layout" svg:width="0.867cm" svg:height="2.384cm" svg:x="3.21cm" svg:y="16.296cm">
          <draw:text-box>
            <text:p>.</text:p>
            <text:p>.</text:p>
            <text:p>.</text:p>
          </draw:text-box>
        </draw:frame>
        <draw:frame draw:style-name="gr11" draw:layer="layout" svg:width="0.867cm" svg:height="2.384cm" svg:x="12.905cm" svg:y="15.545cm">
          <draw:text-box>
            <text:p>.</text:p>
            <text:p>.</text:p>
            <text:p>.</text:p>
          </draw:text-box>
        </draw:frame>
        <draw:frame draw:style-name="gr12" draw:layer="layout" svg:width="11.466cm" svg:height="0.962cm" svg:x="13.657cm" svg:y="2.125cm">
          <draw:text-box>
            <text:p>( Example: /home/vipul/CAP/inv/scak/ 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pul Silwal</meta:initial-creator>
    <meta:creation-date>2016-05-16T18:24:03.726073771</meta:creation-date>
    <dc:date>2016-05-16T18:59:20.827525414</dc:date>
    <dc:creator>Vipul Silwal</dc:creator>
    <meta:editing-duration>PT19M13S</meta:editing-duration>
    <meta:editing-cycles>7</meta:editing-cycles>
    <meta:generator>LibreOffice/4.2.8.2$Linux_X86_64 LibreOffice_project/420$Build-2</meta:generator>
    <meta:document-statistic meta:object-count="46"/>
  </office:meta>
</office:document-meta>
</file>